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EA00000258510505BA1AFEEC7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RDast Nevis" svg:font-family="'IRDast Nevi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91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  <style:text-properties style:font-name="IRDast Nevis" fo:font-size="80pt" style:font-size-asian="80pt" style:font-name-complex="IRDast Nevis" style:font-size-complex="80pt"/>
    </style:style>
    <style:style style:name="P3" style:family="paragraph">
      <loext:graphic-properties draw:fill="none" draw:fill-color="#ffffff"/>
      <style:paragraph-properties fo:text-align="justify"/>
      <style:text-properties style:font-name="IRDast Nevis" fo:font-size="80pt" style:font-size-asian="80pt" style:font-name-complex="IRDast Nevis" style:font-size-complex="80pt"/>
    </style:style>
    <style:style style:name="T1" style:family="text">
      <style:text-properties style:font-name="IRDast Nevis" fo:font-size="80pt" style:font-size-asian="80pt" style:font-name-complex="IRDast Nevis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285cm" svg:height="21.166cm" svg:x="1.815cm" svg:y="4.3cm">
          <draw:image xlink:href="Pictures/10000201000001EA00000258510505BA1AFEEC7D.png" xlink:type="simple" xlink:show="embed" xlink:actuate="onLoad">
            <text:p/>
          </draw:image>
        </draw:frame>
        <draw:frame draw:style-name="gr2" draw:text-style-name="P3" draw:layer="layout" svg:width="17.7cm" svg:height="8.041cm" svg:x="7cm" svg:y="24cm">
          <draw:text-box>
            <text:p text:style-name="P2"><text:span text:style-name="T1">برگ دوم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RDast Nevis" svg:font-family="'IRDast Nevi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9-29T23:00:18.403795010</dc:date>
    <meta:editing-duration>PT3M10S</meta:editing-duration>
    <meta:editing-cycles>1</meta:editing-cycles>
    <meta:document-statistic meta:object-count="2"/>
    <meta:generator>LibreOffice/6.0.7.3$Linux_X86_64 LibreOffice_project/00m0$Build-3</meta:generator>
  </office:meta>
</office:document-meta>
</file>